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95000000FE47872B3E.svm" manifest:media-type=""/>
  <manifest:file-entry manifest:full-path="Pictures/200000010000034E000000F6148E7116.svm" manifest:media-type=""/>
  <manifest:file-entry manifest:full-path="Pictures/2000000100000341000000F279E1AD18.svm" manifest:media-type=""/>
  <manifest:file-entry manifest:full-path="Pictures/2000000100000341000000F2A9308335.svm" manifest:media-type=""/>
  <manifest:file-entry manifest:full-path="Pictures/20000001000000D80000027A9B23C53F.svm" manifest:media-type=""/>
  <manifest:file-entry manifest:full-path="Pictures/200000010000008C000000A14E2E7076.svm" manifest:media-type=""/>
  <manifest:file-entry manifest:full-path="Pictures/2000000100000088000000FA466A6DA3.svm" manifest:media-type=""/>
  <manifest:file-entry manifest:full-path="Pictures/20000001000000A6000000A155A79189.svm" manifest:media-type=""/>
  <manifest:file-entry manifest:full-path="Pictures/2000000100000077000000ED8BA927D7.svm" manifest:media-type=""/>
  <manifest:file-entry manifest:full-path="Pictures/20000002000004560000010D3BA4A776.eps" manifest:media-type=""/>
  <manifest:file-entry manifest:full-path="Pictures/20000001000000E900000120E0800C2B.svm" manifest:media-type=""/>
  <manifest:file-entry manifest:full-path="Pictures/2000000100000099000000A133EB82B9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o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\pi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n=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n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=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XB Tabriz"/>
    </style:style>
    <style:style style:name="T1" style:family="text">
      <style:text-properties style:font-name="Jameel Noori Nastaleeq"/>
    </style:style>
    <style:style style:name="T2" style:family="text">
      <style:text-properties style:font-name="XB Tabriz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699cm" svg:height="3.076cm" svg:x="0.151cm" svg:y="0.352cm">
          <draw:image xlink:href="Pictures/20000002000004560000010D3BA4A776.eps" xlink:type="simple" xlink:show="embed" xlink:actuate="onLoad">
            <text:p/>
          </draw:image>
        </draw:frame>
        <draw:frame draw:style-name="gr2" draw:text-style-name="P1" draw:layer="layout" svg:width="0.142cm" svg:height="0.283cm" svg:x="12.224cm" svg:y="2.151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98cm" svg:height="0.192cm" svg:x="10.134cm" svg:y="0.357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11.222cm" svg:y="2.12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78cm" svg:height="0.344cm" svg:x="9.179cm" svg:y="1.824cm">
          <draw:image xlink:href="Pictures/20000001000000E900000120E0800C2B.svm" xlink:type="simple" xlink:show="embed" xlink:actuate="onLoad">
            <text:p/>
          </draw:image>
        </draw:frame>
        <draw:frame draw:style-name="gr6" draw:text-style-name="P2" draw:layer="layout" svg:width="0.869cm" svg:height="0.916cm" svg:x="11.803cm" svg:y="2.84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3" draw:layer="layout" svg:width="1.2cm" svg:height="0.916cm" svg:x="7.24cm" svg:y="2.845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6" draw:text-style-name="P2" draw:layer="layout" svg:width="1.132cm" svg:height="0.916cm" svg:x="3.139cm" svg:y="2.845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198cm" svg:height="0.192cm" svg:x="4.822cm" svg:y="0.854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6.566cm" svg:y="2.102cm">
          <draw:image xlink:href="Pictures/2000000100000099000000A133EB82B9.svm" xlink:type="simple" xlink:show="embed" xlink:actuate="onLoad">
            <text:p/>
          </draw:image>
        </draw:frame>
        <draw:frame draw:style-name="gr7" draw:text-style-name="P1" draw:layer="layout" svg:width="0.162cm" svg:height="0.299cm" svg:x="5.706cm" svg:y="0.335cm">
          <draw:image xlink:href="Pictures/2000000100000088000000FA466A6DA3.svm" xlink:type="simple" xlink:show="embed" xlink:actuate="onLoad">
            <text:p/>
          </draw:image>
        </draw:frame>
        <draw:frame draw:style-name="gr3" draw:text-style-name="P1" draw:layer="layout" svg:width="0.198cm" svg:height="0.192cm" svg:x="0.193cm" svg:y="1.208cm">
          <draw:image xlink:href="Pictures/20000001000000A6000000A155A79189.svm" xlink:type="simple" xlink:show="embed" xlink:actuate="onLoad">
            <text:p/>
          </draw:image>
        </draw:frame>
        <draw:frame draw:style-name="gr7" draw:text-style-name="P1" draw:layer="layout" svg:width="0.162cm" svg:height="0.299cm" svg:x="0.719cm" svg:y="0.57cm">
          <draw:image xlink:href="Pictures/2000000100000088000000FA466A6DA3.svm" xlink:type="simple" xlink:show="embed" xlink:actuate="onLoad">
            <text:p/>
          </draw:image>
        </draw:frame>
        <draw:frame draw:style-name="gr8" draw:text-style-name="P1" draw:layer="layout" svg:width="0.167cm" svg:height="0.192cm" svg:x="1.366cm" svg:y="0.315cm">
          <draw:image xlink:href="Pictures/200000010000008C000000A14E2E7076.svm" xlink:type="simple" xlink:show="embed" xlink:actuate="onLoad">
            <text:p/>
          </draw:image>
        </draw:frame>
        <draw:frame draw:style-name="gr4" draw:text-style-name="P1" draw:layer="layout" svg:width="0.182cm" svg:height="0.192cm" svg:x="2.03cm" svg:y="2.1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78cm" svg:height="0.344cm" svg:x="4.463cm" svg:y="1.848cm">
          <draw:image xlink:href="Pictures/20000001000000E900000120E0800C2B.svm" xlink:type="simple" xlink:show="embed" xlink:actuate="onLoad">
            <text:p/>
          </draw:image>
        </draw:frame>
        <draw:frame draw:style-name="gr5" draw:text-style-name="P1" draw:layer="layout" svg:width="0.278cm" svg:height="0.344cm" svg:x="0.163cm" svg:y="1.858cm">
          <draw:image xlink:href="Pictures/20000001000000E900000120E0800C2B.svm" xlink:type="simple" xlink:show="embed" xlink:actuate="onLoad">
            <text:p/>
          </draw:image>
        </draw:frame>
        <draw:frame draw:style-name="gr9" draw:text-style-name="P1" draw:layer="layout" svg:width="0.258cm" svg:height="0.76cm" svg:x="9.411cm" svg:y="0.679cm">
          <draw:image xlink:href="Pictures/20000001000000D80000027A9B23C53F.svm" xlink:type="simple" xlink:show="embed" xlink:actuate="onLoad">
            <text:p/>
          </draw:image>
        </draw:frame>
        <draw:frame draw:style-name="gr10" draw:text-style-name="P1" draw:layer="layout" svg:width="0.998cm" svg:height="0.289cm" svg:x="11.442cm" svg:y="0.759cm">
          <draw:image xlink:href="Pictures/2000000100000341000000F2A9308335.svm" xlink:type="simple" xlink:show="embed" xlink:actuate="onLoad">
            <text:p/>
          </draw:image>
        </draw:frame>
        <draw:frame draw:style-name="gr11" draw:text-style-name="P1" draw:layer="layout" svg:width="0.998cm" svg:height="0.289cm" svg:x="7.044cm" svg:y="0.759cm">
          <draw:image xlink:href="Pictures/2000000100000341000000F279E1AD18.svm" xlink:type="simple" xlink:show="embed" xlink:actuate="onLoad">
            <text:p/>
          </draw:image>
        </draw:frame>
        <draw:frame draw:style-name="gr12" draw:text-style-name="P1" draw:layer="layout" svg:width="1.014cm" svg:height="0.294cm" svg:x="2.41cm" svg:y="0.756cm">
          <draw:image xlink:href="Pictures/200000010000034E000000F6148E7116.svm" xlink:type="simple" xlink:show="embed" xlink:actuate="onLoad">
            <text:p/>
          </draw:image>
        </draw:frame>
        <draw:frame draw:style-name="gr13" draw:text-style-name="P1" draw:layer="layout" svg:width="0.148cm" svg:height="0.253cm" svg:x="10.615cm" svg:y="1.682cm">
          <draw:image xlink:href="Pictures/2000000100000095000000FE47872B3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58:20</meta:creation-date>
    <meta:editing-duration>PT1H10M37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7:51:25.209247885</dc:date>
    <meta:document-statistic meta:object-count="22"/>
    <meta:template xlink:type="simple" xlink:actuate="onRequest" xlink:title="kkkFigures" xlink:href="../../../../../.libreoffice/3/user/template/kkkFigures.otg" meta:date="2014-10-11T18:58:20"/>
  </office:meta>
</office:document-meta>
</file>